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355269" draw:marker-start-width="0.5cm" draw:marker-end-width="0.5cm" draw:fill="none" draw:fill-color="#729fcf" draw:textarea-horizontal-align="justify" draw:textarea-vertical-align="middle" draw:auto-grow-height="false" fo:min-height="2.05cm" fo:min-width="2cm" fo:padding-top="0.225cm" fo:padding-bottom="0.225cm" fo:padding-left="0.35cm" fo:padding-right="0.35cm" style:protect="size"/>
    </style:style>
    <style:style style:name="gr2" style:family="graphic" style:parent-style-name="standard">
      <style:graphic-properties svg:stroke-width="0.2cm" svg:stroke-color="#355269" draw:marker-start-width="0.5cm" draw:marker-end-width="0.5cm" draw:fill="none" draw:fill-color="#729fcf" draw:textarea-horizontal-align="justify" draw:textarea-vertical-align="middle" draw:auto-grow-height="false" fo:min-height="2.05cm" fo:min-width="1.8cm" fo:padding-top="0.225cm" fo:padding-bottom="0.225cm" fo:padding-left="0.35cm" fo:padding-right="0.35cm" style:protect="size"/>
    </style:style>
    <style:style style:name="gr3" style:family="graphic" style:parent-style-name="objectwithoutfill">
      <style:graphic-properties svg:stroke-width="0.2cm" svg:stroke-color="#355269" draw:marker-start-width="0.5cm" draw:marker-end="Rounded_20_short_20_Arrow" draw:marker-end-width="0.6cm" draw:fill="solid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3465a4" draw:fill-color="#168253" draw:textarea-horizontal-align="justify" draw:textarea-vertical-align="middle" draw:auto-grow-height="false" fo:min-height="1.024cm" fo:min-width="0.774cm" style:protect="siz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loext:graphic-properties draw:fill-color="#168253"/>
      <style:paragraph-properties fo:text-align="center"/>
      <style:text-properties fo:color="#ffffff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fff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cm" svg:height="2.5cm" svg:x="-4.202cm" svg:y="2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cm" svg:height="2.5cm" svg:x="0.998cm" svg:y="2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0.998cm" svg:y1="3.568cm" svg:x2="-1.702cm" svg:y2="3.568cm" draw:start-shape="id1" draw:start-glue-point="3" draw:end-shape="id2" draw:end-glue-point="1" svg:d="M998 3568h-2700" svg:viewBox="0 0 2701 1">
          <text:p/>
        </draw:connector>
        <draw:custom-shape draw:style-name="gr2" draw:text-style-name="P1" xml:id="id3" draw:id="id3" draw:layer="layout" svg:width="2.5cm" svg:height="2.5cm" svg:x="6.198cm" svg:y="2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6.198cm" svg:y1="3.568cm" svg:x2="3.498cm" svg:y2="3.568cm" draw:start-shape="id3" draw:start-glue-point="3" draw:end-shape="id1" draw:end-glue-point="1" svg:d="M6198 3568h-2700" svg:viewBox="0 0 2701 1">
          <text:p/>
        </draw:connector>
        <draw:custom-shape draw:style-name="gr2" draw:text-style-name="P1" xml:id="id4" draw:id="id4" draw:layer="layout" svg:width="2.5cm" svg:height="2.5cm" svg:x="11.398cm" svg:y="2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11.398cm" svg:y1="3.568cm" svg:x2="8.698cm" svg:y2="3.568cm" draw:start-shape="id4" draw:start-glue-point="3" draw:end-shape="id3" draw:end-glue-point="1" svg:d="M11398 3568h-2700" svg:viewBox="0 0 2701 1">
          <text:p/>
        </draw:connector>
        <draw:custom-shape draw:style-name="gr2" draw:text-style-name="P1" xml:id="id5" draw:id="id5" draw:layer="layout" svg:width="2.5cm" svg:height="2.5cm" svg:x="16.398cm" svg:y="2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16.398cm" svg:y1="3.568cm" svg:x2="13.898cm" svg:y2="3.568cm" draw:start-shape="id5" draw:start-glue-point="3" draw:end-shape="id4" draw:end-glue-point="1" svg:d="M16398 3568h-2500" svg:viewBox="0 0 2501 1">
          <text:p/>
        </draw:connector>
        <draw:custom-shape draw:style-name="gr4" draw:text-style-name="P4" draw:layer="layout" svg:width="1.802cm" svg:height="1.802cm" svg:x="-2.604cm" svg:y="1.1cm">
          <text:p text:style-name="P3"><text:span text:style-name="T1">✓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802cm" svg:height="1.802cm" svg:x="17.998cm" svg:y="1.1cm">
          <text:p text:style-name="P3"><text:span text:style-name="T1">✓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802cm" svg:height="1.802cm" svg:x="2.547cm" svg:y="1.1cm">
          <text:p text:style-name="P3"><text:span text:style-name="T1">✓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802cm" svg:height="1.802cm" svg:x="7.698cm" svg:y="1.1cm">
          <text:p text:style-name="P3"><text:span text:style-name="T1">✓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802cm" svg:height="1.802cm" svg:x="12.849cm" svg:y="1.1cm">
          <text:p text:style-name="P3"><text:span text:style-name="T1">✓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10:54:01.629017430</meta:creation-date>
    <dc:date>2020-01-03T11:35:39.672632247</dc:date>
    <meta:editing-duration>PT15M57S</meta:editing-duration>
    <meta:editing-cycles>3</meta:editing-cycles>
    <meta:generator>LibreOffice/6.2.8.2$MacOSX_X86_64 LibreOffice_project/f82ddfca21ebc1e222a662a32b25c0c9d20169ee</meta:generator>
    <meta:document-statistic meta:object-count="14"/>
  </office:meta>
</office:document-meta>
</file>